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402in" style:contextual-spacing="false" style:line-height-at-least="0.2402in" fo:text-indent="0in" style:auto-text-indent="false"/>
      <style:text-properties fo:font-variant="normal" fo:text-transform="none" fo:color="#141412" style:font-name="Source Sans Pro" fo:font-size="11.5pt" fo:letter-spacing="normal" fo:font-style="normal" fo:font-weight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variant="normal" fo:text-transform="none" fo:color="#141412" style:font-name="Source Sans Pro" fo:font-size="11.5pt" fo:letter-spacing="normal" fo:font-style="normal" fo:font-weight="normal" style:font-weight-asian="normal" style:font-weight-complex="normal"/>
    </style:style>
    <style:style style:name="P4" style:family="paragraph" style:parent-style-name="Text_20_body">
      <style:text-properties fo:font-variant="normal" fo:text-transform="none" fo:color="#141412" style:font-name="Source Sans Pro" fo:font-size="11.5pt" fo:letter-spacing="normal" fo:font-style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rtualHost installation steps as follows:</text:p>
      <text:p text:style-name="P3"/>
      <text:p text:style-name="P1">Step 1: Open the terminal and run the following command.</text:p>
      <text:p text:style-name="P1"># gedit /etc/apache2/sites-enabled/000-default.conf</text:p>
      <text:p text:style-name="P1">Then add the following virtual host creation code in bottom of the file.</text:p>
      <text:p text:style-name="P1">&lt;VirtualHost *:80&gt;<text:line-break/>DocumentRoot /var/www/cloudrexx_live<text:line-break/>ServerName www.cloudrexx.local<text:line-break/>ServerAlias *.cloudrexx.local<text:line-break/>&lt;Directory "/var/www/cloudrexx_live"&gt;<text:line-break/>AllowOverride All<text:line-break/>Allow from all<text:line-break/>&lt;/Directory&gt;<text:line-break/>&lt;/VirtualHost&gt;</text:p>
      <text:p text:style-name="P1">Then save and close the file.</text:p>
      <text:p text:style-name="P1">Step 2: Set the host name in /etc/hosts:</text:p>
      <text:p text:style-name="P1"># gedit /etc/hosts</text:p>
      <text:p text:style-name="P1">then add the following line in the hosts file.</text:p>
      <text:p text:style-name="P1">127.0.0.1 www.cloudrexx.local</text:p>
      <text:p text:style-name="P1">Step 3: Restarting the apache server by running the below command in terminal.</text:p>
      <text:p text:style-name="P1"># /etc/init.d/apache2 restart</text:p>
      <text:p text:style-name="P1">Step 4 : Finally set no proxy for virtual host name in browser settings.</text:p>
      <text:p text:style-name="P1">Now you can use the virtual host name to load the site in your browser.<text:line-break/>for example: http://www.cloudrexx.loca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style:contextual-spacing="false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 style:contextual-spacing="false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1-03-22T11:04:52</meta:creation-date>
    <dc:date>2014-12-23T18:17:19</dc:date>
    <dc:creator>root </dc:creator>
    <meta:editing-duration>PT2H32M11S</meta:editing-duration>
    <meta:editing-cycles>18</meta:editing-cycles>
    <meta:generator>LibreOffice/4.0.4.2$Linux_x86 LibreOffice_project/400m0$Build-2</meta:generator>
    <meta:document-statistic meta:table-count="0" meta:image-count="0" meta:object-count="0" meta:page-count="1" meta:paragraph-count="14" meta:word-count="124" meta:character-count="888" meta:non-whitespace-character-count="778"/>
  </office:meta>
</office:document-meta>
</file>